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abeledPasswordField.createTextField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PasswordField.JLabeledPasswordField( String p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PasswordField.JLabeledPasswor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